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6.08cm" svg:y="4.569cm">
            <draw:object draw:notify-on-update-of-ranges="Sheet1.A1:Sheet1.A41 Sheet1.B1:Sheet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961cm" svg:y="13.573cm">
            <draw:object draw:notify-on-update-of-ranges="Sheet1.A1:Sheet1.A41 Sheet1.C1:Sheet1.C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9.132cm" svg:y="0.1cm">
            <draw:object draw:notify-on-update-of-ranges="Sheet1.A1:Sheet1.A41 Sheet1.D1:Sheet1.D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8cm" svg:height="9.004cm" svg:x="24.532cm" svg:y="1.886cm">
            <draw:object draw:notify-on-update-of-ranges="Sheet1.B1:Sheet1.B41 Sheet1.D1:Sheet1.D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517" calcext:value-type="float">
            <text:p>4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3270" calcext:value-type="float">
            <text:p>3270</text:p>
          </table:table-cell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6842" calcext:value-type="float">
            <text:p>6842</text:p>
          </table:table-cell>
          <table:table-cell office:value-type="float" office:value="14629" calcext:value-type="float">
            <text:p>14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4470" calcext:value-type="float">
            <text:p>4470</text:p>
          </table:table-cell>
          <table:table-cell office:value-type="float" office:value="19099" calcext:value-type="float">
            <text:p>190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19228" calcext:value-type="float">
            <text:p>19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91" calcext:value-type="float">
            <text:p>791</text:p>
          </table:table-cell>
          <table:table-cell office:value-type="float" office:value="20019" calcext:value-type="float">
            <text:p>20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38553" calcext:value-type="float">
            <text:p>38553</text:p>
          </table:table-cell>
          <table:table-cell office:value-type="float" office:value="58572" calcext:value-type="float">
            <text:p>58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1627" calcext:value-type="float">
            <text:p>11627</text:p>
          </table:table-cell>
          <table:table-cell office:value-type="float" office:value="70199" calcext:value-type="float">
            <text:p>70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131147" calcext:value-type="float">
            <text:p>131147</text:p>
          </table:table-cell>
          <table:table-cell office:value-type="float" office:value="201346" calcext:value-type="float">
            <text:p>201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57060" calcext:value-type="float">
            <text:p>57060</text:p>
          </table:table-cell>
          <table:table-cell office:value-type="float" office:value="258406" calcext:value-type="float">
            <text:p>258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05308" calcext:value-type="float">
            <text:p>105308</text:p>
          </table:table-cell>
          <table:table-cell office:value-type="float" office:value="363714" calcext:value-type="float">
            <text:p>363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66108" calcext:value-type="float">
            <text:p>66108</text:p>
          </table:table-cell>
          <table:table-cell office:value-type="float" office:value="429822" calcext:value-type="float">
            <text:p>4298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24499" calcext:value-type="float">
            <text:p>24499</text:p>
          </table:table-cell>
          <table:table-cell office:value-type="float" office:value="454321" calcext:value-type="float">
            <text:p>4543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64861" calcext:value-type="float">
            <text:p>64861</text:p>
          </table:table-cell>
          <table:table-cell office:value-type="float" office:value="519182" calcext:value-type="float">
            <text:p>519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51128" calcext:value-type="float">
            <text:p>51128</text:p>
          </table:table-cell>
          <table:table-cell office:value-type="float" office:value="570310" calcext:value-type="float">
            <text:p>5703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office:value-type="float" office:value="12363" calcext:value-type="float">
            <text:p>12363</text:p>
          </table:table-cell>
          <table:table-cell office:value-type="float" office:value="582673" calcext:value-type="float">
            <text:p>582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152739" calcext:value-type="float">
            <text:p>152739</text:p>
          </table:table-cell>
          <table:table-cell office:value-type="float" office:value="735412" calcext:value-type="float">
            <text:p>7354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9" calcext:value-type="float">
            <text:p>139</text:p>
          </table:table-cell>
          <table:table-cell office:value-type="float" office:value="134553" calcext:value-type="float">
            <text:p>134553</text:p>
          </table:table-cell>
          <table:table-cell office:value-type="float" office:value="869965" calcext:value-type="float">
            <text:p>8699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176963" calcext:value-type="float">
            <text:p>176963</text:p>
          </table:table-cell>
          <table:table-cell office:value-type="float" office:value="1046928" calcext:value-type="float">
            <text:p>10469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25856" calcext:value-type="float">
            <text:p>25856</text:p>
          </table:table-cell>
          <table:table-cell office:value-type="float" office:value="1072784" calcext:value-type="float">
            <text:p>1072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196339" calcext:value-type="float">
            <text:p>196339</text:p>
          </table:table-cell>
          <table:table-cell office:value-type="float" office:value="1269123" calcext:value-type="float">
            <text:p>12691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160391" calcext:value-type="float">
            <text:p>160391</text:p>
          </table:table-cell>
          <table:table-cell office:value-type="float" office:value="1429514" calcext:value-type="float">
            <text:p>14295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49510" calcext:value-type="float">
            <text:p>49510</text:p>
          </table:table-cell>
          <table:table-cell office:value-type="float" office:value="1479024" calcext:value-type="float">
            <text:p>14790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float" office:value="569840" calcext:value-type="float">
            <text:p>569840</text:p>
          </table:table-cell>
          <table:table-cell office:value-type="float" office:value="2048864" calcext:value-type="float">
            <text:p>20488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365438" calcext:value-type="float">
            <text:p>365438</text:p>
          </table:table-cell>
          <table:table-cell office:value-type="float" office:value="2414302" calcext:value-type="float">
            <text:p>24143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497635" calcext:value-type="float">
            <text:p>497635</text:p>
          </table:table-cell>
          <table:table-cell office:value-type="float" office:value="2911937" calcext:value-type="float">
            <text:p>29119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4" calcext:value-type="float">
            <text:p>164</text:p>
          </table:table-cell>
          <table:table-cell office:value-type="float" office:value="283655" calcext:value-type="float">
            <text:p>283655</text:p>
          </table:table-cell>
          <table:table-cell office:value-type="float" office:value="3195592" calcext:value-type="float">
            <text:p>31955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office:value-type="float" office:value="241660" calcext:value-type="float">
            <text:p>241660</text:p>
          </table:table-cell>
          <table:table-cell office:value-type="float" office:value="3437252" calcext:value-type="float">
            <text:p>34372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  <table:table-cell office:value-type="float" office:value="198615" calcext:value-type="float">
            <text:p>198615</text:p>
          </table:table-cell>
          <table:table-cell office:value-type="float" office:value="3635867" calcext:value-type="float">
            <text:p>36358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office:value-type="float" office:value="1670234" calcext:value-type="float">
            <text:p>1670234</text:p>
          </table:table-cell>
          <table:table-cell office:value-type="float" office:value="5306101" calcext:value-type="float">
            <text:p>5306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4" calcext:value-type="float">
            <text:p>174</text:p>
          </table:table-cell>
          <table:table-cell office:value-type="float" office:value="1714333" calcext:value-type="float">
            <text:p>1714333</text:p>
          </table:table-cell>
          <table:table-cell office:value-type="float" office:value="7020434" calcext:value-type="float">
            <text:p>70204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float" office:value="314599" calcext:value-type="float">
            <text:p>314599</text:p>
          </table:table-cell>
          <table:table-cell office:value-type="float" office:value="7335033" calcext:value-type="float">
            <text:p>73350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office:value-type="float" office:value="617621" calcext:value-type="float">
            <text:p>617621</text:p>
          </table:table-cell>
          <table:table-cell office:value-type="float" office:value="7952654" calcext:value-type="float">
            <text:p>79526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13019" calcext:value-type="float">
            <text:p>13019</text:p>
          </table:table-cell>
          <table:table-cell office:value-type="float" office:value="7965673" calcext:value-type="float">
            <text:p>79656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4" calcext:value-type="float">
            <text:p>184</text:p>
          </table:table-cell>
          <table:table-cell office:value-type="float" office:value="898182" calcext:value-type="float">
            <text:p>898182</text:p>
          </table:table-cell>
          <table:table-cell office:value-type="float" office:value="8863855" calcext:value-type="float">
            <text:p>88638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office:value-type="float" office:value="1639005" calcext:value-type="float">
            <text:p>1639005</text:p>
          </table:table-cell>
          <table:table-cell office:value-type="float" office:value="10502860" calcext:value-type="float">
            <text:p>105028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office:value-type="float" office:value="36818" calcext:value-type="float">
            <text:p>36818</text:p>
          </table:table-cell>
          <table:table-cell office:value-type="float" office:value="10539678" calcext:value-type="float">
            <text:p>105396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office:value-type="float" office:value="1549064" calcext:value-type="float">
            <text:p>1549064</text:p>
          </table:table-cell>
          <table:table-cell office:value-type="float" office:value="12088742" calcext:value-type="float">
            <text:p>120887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387428" calcext:value-type="float">
            <text:p>387428</text:p>
          </table:table-cell>
          <table:table-cell office:value-type="float" office:value="12476170" calcext:value-type="float">
            <text:p>124761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  <table:table-cell office:value-type="float" office:value="403823" calcext:value-type="float">
            <text:p>403823</text:p>
          </table:table-cell>
          <table:table-cell office:value-type="float" office:value="12879993" calcext:value-type="float">
            <text:p>128799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office:value-type="float" office:value="579508" calcext:value-type="float">
            <text:p>579508</text:p>
          </table:table-cell>
          <table:table-cell office:value-type="float" office:value="13459501" calcext:value-type="float">
            <text:p>13459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2:33:59.895000000</meta:creation-date>
    <dc:date>2024-05-21T12:37:19.415000000</dc:date>
    <meta:editing-duration>PT3M20S</meta:editing-duration>
    <meta:editing-cycles>1</meta:editing-cycles>
    <meta:document-statistic meta:table-count="1" meta:cell-count="164" meta:object-count="4"/>
    <meta:generator>LibreOffice/24.2.0.3$Windows_X86_64 LibreOffice_project/da48488a73ddd66ea24cf16bbc4f7b9c08e9bea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A1:Sheet1.B41" svg:x="0.319cm" svg:y="0.18cm" svg:width="13.097cm" svg:height="8.645cm">
          <chart:coordinate-region svg:x="1.126cm" svg:y="0.379cm" svg:width="12.10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1" chart:class="chart:scatter">
            <chart:domain table:cell-range-address="Sheet1.A1:Sheet1.A41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1</svg:desc>
                </draw:g>
              </table:table-cell>
              <table:table-cell office:value-type="float" office:value="81">
                <text:p>81</text:p>
                <draw:g>
                  <svg:desc>Sheet1.B1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3.954cm" style:legend-expansion="high" chart:style-name="ch2"/>
        <chart:plot-area chart:style-name="ch3" table:cell-range-address="Sheet1.A1:Sheet1.A41 Sheet1.C1:Sheet1.C41" svg:x="0.319cm" svg:y="0.18cm" svg:width="13.097cm" svg:height="8.645cm">
          <chart:coordinate-region svg:x="1.893cm" svg:y="0.379cm" svg:width="11.523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41" chart:class="chart:bar">
            <chart:data-point chart:repeated="41"/>
          </chart:series>
          <chart:series chart:style-name="ch8" chart:values-cell-range-address="Sheet1.C1:Sheet1.C41" chart:class="chart:ba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1</svg:desc>
                </draw:g>
              </table:table-cell>
              <table:table-cell office:value-type="float" office:value="4517">
                <text:p>4517</text:p>
                <draw:g>
                  <svg:desc>Sheet1.C1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842">
                <text:p>6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8553">
                <text:p>38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1147">
                <text:p>131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060">
                <text:p>570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308">
                <text:p>105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6108">
                <text:p>66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4499">
                <text:p>24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861">
                <text:p>64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1128">
                <text:p>51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363">
                <text:p>12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2739">
                <text:p>152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4553">
                <text:p>134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6963">
                <text:p>176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5856">
                <text:p>25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6339">
                <text:p>196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0391">
                <text:p>1603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9510">
                <text:p>495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69840">
                <text:p>5698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65438">
                <text:p>365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97635">
                <text:p>497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3655">
                <text:p>283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1660">
                <text:p>2416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8615">
                <text:p>198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70234">
                <text:p>1670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714333">
                <text:p>1714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4599">
                <text:p>314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17621">
                <text:p>617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98182">
                <text:p>898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639005">
                <text:p>1639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818">
                <text:p>36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549064">
                <text:p>1549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7428">
                <text:p>3874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03823">
                <text:p>403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79508">
                <text:p>579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77cm" svg:y="4.201cm" style:legend-expansion="high" chart:style-name="ch2"/>
        <chart:plot-area chart:style-name="ch3" table:cell-range-address="Sheet1.A1:Sheet1.A41 Sheet1.D1:Sheet1.D41" svg:x="0.32cm" svg:y="0.18cm" svg:width="13.937cm" svg:height="8.64cm">
          <chart:coordinate-region svg:x="2.079cm" svg:y="0.38cm" svg:width="12.178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A1:Sheet1.A41" chart:attached-axis="primary-y">
            <chart:data-point/>
          </chart:series>
          <chart:series chart:values-cell-range-address="Sheet1.D1:Sheet1.D4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A1:Sheet1.A41</svg:desc>
                </draw:g>
              </table:table-cell>
              <table:table-cell office:value-type="float" office:value="4517">
                <text:p>4517</text:p>
                <draw:g>
                  <svg:desc>Sheet1.D1:Sheet1.D4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787">
                <text:p>778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4629">
                <text:p>1462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9228">
                <text:p>1922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0019">
                <text:p>2001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8572">
                <text:p>5857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70199">
                <text:p>7019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01346">
                <text:p>20134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258406">
                <text:p>25840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63714">
                <text:p>36371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429822">
                <text:p>42982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54321">
                <text:p>454321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519182">
                <text:p>51918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570310">
                <text:p>570310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582673">
                <text:p>58267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735412">
                <text:p>735412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869965">
                <text:p>869965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1046928">
                <text:p>104692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1072784">
                <text:p>1072784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269123">
                <text:p>1269123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429514">
                <text:p>1429514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479024">
                <text:p>1479024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2048864">
                <text:p>204886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2414302">
                <text:p>241430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911937">
                <text:p>2911937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3195592">
                <text:p>3195592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437252">
                <text:p>3437252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3635867">
                <text:p>3635867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5306101">
                <text:p>5306101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7020434">
                <text:p>7020434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7335033">
                <text:p>7335033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7952654">
                <text:p>7952654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7965673">
                <text:p>7965673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8863855">
                <text:p>8863855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10502860">
                <text:p>10502860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10539678">
                <text:p>10539678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12088742">
                <text:p>12088742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12476170">
                <text:p>12476170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12879993">
                <text:p>12879993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3459501">
                <text:p>13459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736cm" svg:y="4.203cm" style:legend-expansion="high" chart:style-name="ch2"/>
        <chart:plot-area chart:style-name="ch3" table:cell-range-address="Sheet1.B1:Sheet1.B41 Sheet1.D1:Sheet1.D41" svg:x="0.319cm" svg:y="0.18cm" svg:width="13.098cm" svg:height="8.645cm">
          <chart:coordinate-region svg:x="2.078cm" svg:y="0.379cm" svg:width="11.05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41" chart:class="chart:scatter">
            <chart:domain table:cell-range-address="Sheet1.B1:Sheet1.B41"/>
            <chart:data-point chart:repeated="22"/>
            <chart:data-point chart:style-name="ch8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1.B1:Sheet1.B41</svg:desc>
                </draw:g>
              </table:table-cell>
              <table:table-cell office:value-type="float" office:value="4517">
                <text:p>4517</text:p>
                <draw:g>
                  <svg:desc>Sheet1.D1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7787">
                <text:p>7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14629">
                <text:p>14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">
                <text:p>92</text:p>
              </table:table-cell>
              <table:table-cell office:value-type="float" office:value="19228">
                <text:p>192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20019">
                <text:p>20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58572">
                <text:p>58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">
                <text:p>109</text:p>
              </table:table-cell>
              <table:table-cell office:value-type="float" office:value="70199">
                <text:p>70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">
                <text:p>115</text:p>
              </table:table-cell>
              <table:table-cell office:value-type="float" office:value="201346">
                <text:p>201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258406">
                <text:p>258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363714">
                <text:p>363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429822">
                <text:p>4298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  <table:table-cell office:value-type="float" office:value="454321">
                <text:p>454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519182">
                <text:p>519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570310">
                <text:p>570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">
                <text:p>131</text:p>
              </table:table-cell>
              <table:table-cell office:value-type="float" office:value="582673">
                <text:p>582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">
                <text:p>133</text:p>
              </table:table-cell>
              <table:table-cell office:value-type="float" office:value="735412">
                <text:p>735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">
                <text:p>139</text:p>
              </table:table-cell>
              <table:table-cell office:value-type="float" office:value="869965">
                <text:p>869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">
                <text:p>141</text:p>
              </table:table-cell>
              <table:table-cell office:value-type="float" office:value="1046928">
                <text:p>1046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1072784">
                <text:p>1072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">
                <text:p>145</text:p>
              </table:table-cell>
              <table:table-cell office:value-type="float" office:value="1269123">
                <text:p>1269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1429514">
                <text:p>1429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">
                <text:p>157</text:p>
              </table:table-cell>
              <table:table-cell office:value-type="float" office:value="1479024">
                <text:p>1479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9">
                <text:p>159</text:p>
              </table:table-cell>
              <table:table-cell office:value-type="float" office:value="2048864">
                <text:p>2048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2414302">
                <text:p>2414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">
                <text:p>162</text:p>
              </table:table-cell>
              <table:table-cell office:value-type="float" office:value="2911937">
                <text:p>2911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3195592">
                <text:p>3195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">
                <text:p>165</text:p>
              </table:table-cell>
              <table:table-cell office:value-type="float" office:value="3437252">
                <text:p>34372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9">
                <text:p>169</text:p>
              </table:table-cell>
              <table:table-cell office:value-type="float" office:value="3635867">
                <text:p>3635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">
                <text:p>171</text:p>
              </table:table-cell>
              <table:table-cell office:value-type="float" office:value="5306101">
                <text:p>5306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4">
                <text:p>174</text:p>
              </table:table-cell>
              <table:table-cell office:value-type="float" office:value="7020434">
                <text:p>7020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">
                <text:p>180</text:p>
              </table:table-cell>
              <table:table-cell office:value-type="float" office:value="7335033">
                <text:p>7335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2">
                <text:p>182</text:p>
              </table:table-cell>
              <table:table-cell office:value-type="float" office:value="7952654">
                <text:p>7952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3">
                <text:p>183</text:p>
              </table:table-cell>
              <table:table-cell office:value-type="float" office:value="7965673">
                <text:p>79656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">
                <text:p>184</text:p>
              </table:table-cell>
              <table:table-cell office:value-type="float" office:value="8863855">
                <text:p>8863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">
                <text:p>185</text:p>
              </table:table-cell>
              <table:table-cell office:value-type="float" office:value="10502860">
                <text:p>105028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6">
                <text:p>186</text:p>
              </table:table-cell>
              <table:table-cell office:value-type="float" office:value="10539678">
                <text:p>10539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7">
                <text:p>187</text:p>
              </table:table-cell>
              <table:table-cell office:value-type="float" office:value="12088742">
                <text:p>120887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8">
                <text:p>188</text:p>
              </table:table-cell>
              <table:table-cell office:value-type="float" office:value="12476170">
                <text:p>124761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">
                <text:p>189</text:p>
              </table:table-cell>
              <table:table-cell office:value-type="float" office:value="12879993">
                <text:p>12879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">
                <text:p>192</text:p>
              </table:table-cell>
              <table:table-cell office:value-type="float" office:value="13459501">
                <text:p>134595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